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5b57b" style:font-size-asian="14pt" style:font-size-complex="14pt"/>
    </style:style>
    <style:style style:name="P4" style:family="paragraph" style:parent-style-name="Standard">
      <style:text-properties fo:font-size="14pt" officeooo:rsid="001851a8" officeooo:paragraph-rsid="0024a07a" style:font-size-asian="14pt" style:font-size-complex="14pt"/>
    </style:style>
    <style:style style:name="P5" style:family="paragraph" style:parent-style-name="Standard">
      <style:text-properties fo:font-size="14pt" officeooo:rsid="00299d1e" officeooo:paragraph-rsid="00299d1e" style:font-size-asian="14pt" style:font-size-complex="14pt"/>
    </style:style>
    <style:style style:name="P6" style:family="paragraph" style:parent-style-name="Standard">
      <style:text-properties fo:font-size="14pt" officeooo:rsid="00299d1e" officeooo:paragraph-rsid="0029a62b" style:font-size-asian="14pt" style:font-size-complex="14pt"/>
    </style:style>
    <style:style style:name="P7" style:family="paragraph" style:parent-style-name="Standard">
      <style:text-properties fo:font-size="14pt" officeooo:rsid="0029a62b" officeooo:paragraph-rsid="0029a62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2pt" fo:font-weight="bold" officeooo:rsid="00299d1e" officeooo:paragraph-rsid="00299d1e" style:font-size-asian="32pt" style:font-weight-asian="bold" style:font-size-complex="3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paragraph-rsid="0005b57b" style:font-size-asian="20pt" style:font-weight-asian="bold" style:font-size-complex="20pt" style:font-weight-complex="bold"/>
    </style:style>
    <style:style style:name="P13" style:family="paragraph" style:parent-style-name="Standard">
      <style:text-properties style:text-position="0% 100%" fo:font-size="14pt" fo:font-style="normal" style:text-underline-style="none" fo:font-weight="normal" officeooo:rsid="00299d1e" officeooo:paragraph-rsid="00299d1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text-position="0% 100%" fo:font-size="14pt" fo:font-style="normal" style:text-underline-style="none" fo:font-weight="normal" officeooo:rsid="0029a62b" officeooo:paragraph-rsid="0029a62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text-position="0% 100%" fo:font-size="14pt" fo:font-style="normal" style:text-underline-style="none" fo:font-weight="normal" officeooo:rsid="0029b8b4" officeooo:paragraph-rsid="0029b8b4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paragraph-rsid="0029b8b4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14pt" officeooo:paragraph-rsid="0029b8b4" style:font-size-asian="14pt" style:font-size-complex="14pt"/>
    </style:style>
    <style:style style:name="T1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style:text-underline-style="none" fo:font-weight="normal" officeooo:rsid="0029a62b" style:font-style-asian="normal" style:font-weight-asian="normal" style:font-style-complex="normal" style:font-weight-complex="normal"/>
    </style:style>
    <style:style style:name="T3" style:family="text">
      <style:text-properties officeooo:rsid="0005b57b"/>
    </style:style>
    <style:style style:name="T4" style:family="text">
      <style:text-properties officeooo:rsid="0009680c"/>
    </style:style>
    <style:style style:name="T5" style:family="text">
      <style:text-properties officeooo:rsid="0024a07a"/>
    </style:style>
    <style:style style:name="T6" style:family="text">
      <style:text-properties officeooo:rsid="002892d6"/>
    </style:style>
    <style:style style:name="T7" style:family="text">
      <style:text-properties officeooo:rsid="00299d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ataxe-64</text:p>
      <text:p text:style-name="P9">Next steps for thread farm.</text:p>
      <text:p text:style-name="P10">Richard Parker <text:span text:style-name="T7">9</text:span>.<text:span text:style-name="T6">7</text:span>.201<text:span text:style-name="T7">6</text:span></text:p>
      <text:p text:style-name="P1"/>
      <text:p text:style-name="P11">Section 1 – Introduction</text:p>
      <text:p text:style-name="P2"/>
      <text:p text:style-name="P4">Th<text:span text:style-name="T5">is version is the working design document for the thread farm. <text:s/>In particular I need to work out how the reading and writing of matrices in chopped-up form is supposed to wrok.</text:span></text:p>
      <text:p text:style-name="P4"/>
      <text:p text:style-name="P12">Section <text:span text:style-name="T3">2</text:span> – <text:span text:style-name="T4">The Matrix Read/Write</text:span></text:p>
      <text:p text:style-name="P3"/>
      <text:p text:style-name="P13">To read or write a matrix in a thread-farm environment needs to get off the numbered MOJ methodology, and I have no clear idea as to how it works.</text:p>
      <text:p text:style-name="P5"/>
      <text:p text:style-name="P13">The main program would like to work with a 2-dimensional array. <text:s/>At some stage we may want fingertip control of the chopping sizes in both dimensions, but probably usually we won't. <text:s/>Hence we must provide, or in some way simulate, that there is a 2-dimensional array MOJ[i][j] giving the MOJ pointers for the i,j block. <text:s/>The number of rows of blocks is not known at compile time, which gives "c" a problem which has several standard, though rather messy, solutions.</text:p>
      <text:p text:style-name="P5"/>
      <text:p text:style-name="P13">For read, we would ideally like to subroutine the job of allocating all these MOJs and taking a read-reference on them. <text:s/>In the case of Gaussian, these are the initial MOJs which we will then want to update as we progress. <text:s/>At the end we have a similar 2-dimensional array of MOJs which becomes the matrix we want to write out.</text:p>
      <text:p text:style-name="P5"/>
      <text:p text:style-name="P13">How does that look in terms of subroutines?</text:p>
      <text:p text:style-name="P5"/>
      <text:p text:style-name="P13">1. <text:s/>We need a MOJ containing the MOJs in a 2-dimensional array.</text:p>
      <text:p text:style-name="P13">2. <text:s/>Read a matrix into the MOJs of such an array.</text:p>
      <text:p text:style-name="P13">3. <text:s/>Write a matrix from such an array.</text:p>
      <text:p text:style-name="P13">4. <text:s/>Control the chopping for the read.</text:p>
      <text:p text:style-name="P13">5. <text:s/>Run proggies with MOJs coming from and going to the array.</text:p>
      <text:p text:style-name="P5"/>
      <text:p text:style-name="P13">Some of this looks like "Thread Farm Standard Library". <text:s/>It hold a MOJ containing the MOJs and we can do things to the whole array, or to single spots within it. <text:s/>The rest looks more like matrix-specific stuff, and should live in the proggy file. <text:s/>Let's look at the "Thread Farm Standard Library" stuff first.</text:p>
      <text:p text:style-name="P5"/>
      <text:p text:style-name="P13">MOJ &lt;make 2-dimensional array of MOJs&gt; (int rows, int cols) looks like a good start. <text:s/>Let me call this a MOJ2A.</text:p>
      <text:p text:style-name="P5"><text:soft-page-break/></text:p>
      <text:p text:style-name="P13">When we submit a JOB to do things, it may read a MOJ from such an array. <text:s/>Hence we need a routine</text:p>
      <text:p text:style-name="P5"/>
      <text:p text:style-name="P13">MOJ &lt;get MOJ from 2-dimensional array&gt; (MOJ2A,i,j)</text:p>
      <text:p text:style-name="P5"/>
      <text:p text:style-name="P14">For output, however, we need the address within the MOJ2A so that the submit routine can get a new MOJ and plonk it into the MOJ2A.</text:p>
      <text:p text:style-name="P7"/>
      <text:p text:style-name="P6"><text:span text:style-name="T1">MOJ &lt;get </text:span><text:span text:style-name="T2">address of </text:span><text:span text:style-name="T1">MOJ </text:span><text:span text:style-name="T2">inside </text:span><text:span text:style-name="T1">2-dimensional array&gt; (MOJ2A,i,j)</text:span></text:p>
      <text:p text:style-name="P6"/>
      <text:p text:style-name="P14">Clearly this can be used also for the reading by using a '*'.</text:p>
      <text:p text:style-name="P7"/>
      <text:p text:style-name="P14">Conversely it is not clear that we have finished with the old one, so perhaps we could want a local variable for the output MOJ and put it in later . . .</text:p>
      <text:p text:style-name="P7"/>
      <text:p text:style-name="P6"><text:span text:style-name="T2">void</text:span><text:span text:style-name="T1"> &lt;</text:span><text:span text:style-name="T2">Plonk MOJ into </text:span><text:span text:style-name="T1">2-dimensional array&gt; (MOJ2A,i,j</text:span><text:span text:style-name="T2">,MOJ</text:span><text:span text:style-name="T1">)</text:span></text:p>
      <text:p text:style-name="P7"/>
      <text:p text:style-name="P14">Or we could just use the "get address" and put it there.</text:p>
      <text:p text:style-name="P7"/>
      <text:p text:style-name="P14">Clearly this "get address" is the key routine. <text:s/>Perhaps we should worry about thread-hardening at this point. <text:s/>How is this going to work?</text:p>
      <text:p text:style-name="P7"/>
      <text:p text:style-name="P14">1. <text:s/>We create a MOJ2A somehow.</text:p>
      <text:p text:style-name="P14">2. <text:s/>We ask the read routine to read a matrix and put the bits into the MOJ2A MOJs.</text:p>
      <text:p text:style-name="P14">The MOJ2A must therefore be handed to the read routine, which reads it but does not write. <text:s/>Neither must the main program write to it.</text:p>
      <text:p text:style-name="P14">3. <text:s/>We copy this MOJ2A to provide the initial values for the algorithm. <text:s/>This gives the main program a private MOJ2A, distinct from the one that the read routine is using.</text:p>
      <text:p text:style-name="P14">4. <text:s/>When we want to input or output one, we do so as above. <text:s/>The submit routine handles the MOJ2A and the proggies get only the MOJ - not its address in the MOJ2A.</text:p>
      <text:p text:style-name="P14">5. <text:s/>When the main program wants to write from a MOJ2A we must have finished writing to the MOJ2A so that it is read-only at this stage.</text:p>
      <text:p text:style-name="P14">6. <text:s/>The write proggy can start, but must have a way to wait for a MOJ to become TfStable, since this is not an ordinary dependency.</text:p>
      <text:p text:style-name="P7"/>
      <text:p text:style-name="P14">All except the last seem simple enough.</text:p>
      <text:p text:style-name="P14"/>
      <text:p text:style-name="P16">Section <text:span text:style-name="T3">2</text:span> – <text:span text:style-name="T4">The Job Queue.</text:span></text:p>
      <text:p text:style-name="P17"/>
      <text:p text:style-name="P15">What should the worker thread do?</text:p>
      <text:p text:style-name="P15"/>
      <text:p text:style-name="P15">1. <text:s/>Look to see if there is a job to do.</text:p>
      <text:p text:style-name="P15">2. <text:s/>If not, put thread on the idle list and wait. <text:s/>Go back to 1.</text:p>
      <text:p text:style-name="P15">3. <text:s/>If there is, do it.</text:p>
      <text:p text:style-name="P15"/>
      <text:p text:style-name="P15"><text:soft-page-break/>That is not how it works at the mo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6-07-09T13:49:57.956764979</dc:date>
    <meta:editing-duration>PT23H36M54S</meta:editing-duration>
    <meta:editing-cycles>143</meta:editing-cycles>
    <meta:generator>LibreOffice/4.2.8.2$Linux_X86_64 LibreOffice_project/420m0$Build-2</meta:generator>
    <meta:printed-by>User </meta:printed-by>
    <meta:print-date>2012-08-06T12:45:35</meta:print-date>
    <meta:document-statistic meta:table-count="0" meta:image-count="0" meta:object-count="0" meta:page-count="3" meta:paragraph-count="40" meta:word-count="731" meta:character-count="3861" meta:non-whitespace-character-count="3136"/>
  </office:meta>
</office:document-meta>
</file>